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solid" draw:fill-color="#4f81bd" draw:opacity="100%" draw:stroke="solid" svg:stroke-width="0.02778in" svg:stroke-color="#385d8a" svg:stroke-opacity="100%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solid" draw:fill-color="#4f81bd" draw:opacity="100%" draw:stroke="solid" svg:stroke-width="0.02778in" svg:stroke-color="#385d8a" svg:stroke-opacity="100%"/>
    </style:style>
    <style:style style:family="paragraph" style:name="a7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draw:fill="solid" draw:fill-color="#4f81bd" draw:opacity="100%" draw:stroke="solid" svg:stroke-width="0.02778in" svg:stroke-color="#385d8a" svg:stroke-opacity="100%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2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solid" draw:fill-color="#4f81bd" draw:opacity="100%" draw:stroke="solid" svg:stroke-width="0.02778in" svg:stroke-color="#385d8a" svg:stroke-opacity="100%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2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64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79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2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0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1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7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1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53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59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58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80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7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5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3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80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844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8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1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7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0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2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73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71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2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8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</office:automatic-styles>
  <office:body>
    <office:presentation>
      <draw:page draw:name="page1" draw:style-name="a563" draw:master-page-name="Master1-Layout7-blank-Blank" presentation:presentation-page-layout-name="Master1-PPL7" draw:id="Slide-256">
        <draw:frame draw:id="id85" presentation:style-name="a566" draw:name="Subtitle 1" svg:x="0.55118in" svg:y="0.32953in" svg:width="9.92087in" svg:height="7.06181in" presentation:class="subtitle" presentation:placeholder="false">
          <draw:text-box>
            <text:p text:style-name="a565" text:class-names="" text:cond-style-name=""><text:span text:style-name="a564" text:class-names="">First class functions</text:span></text:p>
          </draw:text-box>
          <svg:title/>
          <svg:desc/>
        </draw:frame>
        <presentation:notes draw:style-name="a569">
          <draw:page-thumbnail draw:page-number="1" svg:x="1.5in" svg:y="0.83507in" svg:width="5.5in" svg:height="4.125in" presentation:class="page" draw:id="id86" presentation:style-name="a567" draw:name="Slide Image Placeholder 1">
            <svg:title/>
            <svg:desc/>
          </draw:page-thumbnail>
          <draw:frame draw:id="id87" presentation:style-name="a56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9" draw:style-name="a570" draw:master-page-name="Master1-Layout7-blank-Blank" presentation:presentation-page-layout-name="Master1-PPL7" draw:id="Slide-264">
        <draw:frame draw:id="id88" draw:style-name="a573" draw:name="Title 1" svg:x="0.55118in" svg:y="0.37874in" svg:width="9.92087in" svg:height="1.28189in">
          <draw:text-box>
            <text:p text:style-name="a572" text:class-names="" text:cond-style-name=""><text:span text:style-name="a571" text:class-names="">First class functions</text:span></text:p>
          </draw:text-box>
          <svg:title/>
          <svg:desc/>
        </draw:frame>
        <draw:custom-shape svg:x="0.78722in" svg:y="3.50369in" svg:width="9.37112in" svg:height="1.38001in" draw:id="id89" draw:style-name="a578" draw:name="Rectangle 2">
          <svg:title/>
          <svg:desc/>
          <text:p text:style-name="a577" text:class-names="" text:cond-style-name=""><text:span text:style-name="a574" text:class-names="">Fu</text:span><text:span text:style-name="a575" text:class-names="">nctions that are treated like an object or are assignable to a variable</text:span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2" draw:style-name="a579" draw:master-page-name="Master1-Layout7-blank-Blank" presentation:presentation-page-layout-name="Master1-PPL7" draw:id="Slide-257">
        <draw:frame draw:id="id90" presentation:style-name="a582" draw:name="Title 1" svg:x="0.55118in" svg:y="0.37874in" svg:width="9.92087in" svg:height="1.28189in" presentation:class="title" presentation:placeholder="false">
          <draw:text-box>
            <text:p text:style-name="a581" text:class-names="" text:cond-style-name=""><text:span text:style-name="a580" text:class-names="">First class functions</text:span></text:p>
          </draw:text-box>
          <svg:title/>
          <svg:desc/>
        </draw:frame>
        <draw:frame draw:id="id91" presentation:style-name="a633" draw:name="Text Placeholder 2" svg:x="0.55118in" svg:y="1.93465in" svg:width="9.92087in" svg:height="6.33307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3" text:class-names="">val<text:s text:c="1"/></text:span><text:span text:style-name="a584" text:class-names="">even =</text:span><text:span text:style-name="a585" text:class-names=""><text:s text:c="1"/></text:span><text:span text:style-name="a586" text:class-names="">new</text:span><text:span text:style-name="a587" text:class-names=""><text:s text:c="1"/></text:span><text:span text:style-name="a588" text:class-names="">Function[Int, Boolean] {</text:span></text:p>
              </text:list-item>
            </text:list>
            <text:list text:style-name="a598">
              <text:list-item>
                <text:p text:style-name="a597" text:class-names="" text:cond-style-name=""><text:span text:style-name="a591" text:class-names=""><text:s text:c="4"/></text:span><text:span text:style-name="a592" text:class-names="">def<text:s text:c="1"/></text:span><text:span text:style-name="a593" text:class-names="">apply(i: Int) = i %<text:s text:c="1"/></text:span><text:span text:style-name="a594" text:class-names="">2</text:span><text:span text:style-name="a595" text:class-names=""><text:s text:c="1"/>==<text:s text:c="1"/></text:span><text:span text:style-name="a596" text:class-names="">0</text:span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}</text:span><text:span text:style-name="a600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3" text:class-names="">even.apply(</text:span><text:span text:style-name="a604" text:class-names="">42</text:span><text:span text:style-name="a605" text:class-names="">)<text:tab/><text:tab/></text:span><text:span text:style-name="a606" text:class-names="">// true</text:span></text:p>
              </text:list-item>
            </text:list>
            <text:list text:style-name="a614">
              <text:list-item>
                <text:p text:style-name="a613" text:class-names="" text:cond-style-name=""><text:span text:style-name="a609" text:class-names="">even(</text:span><text:span text:style-name="a610" text:class-names="">13</text:span><text:span text:style-name="a611" text:class-names="">)<text:tab/><text:tab/><text:tab/><text:tab/></text:span><text:span text:style-name="a612" text:class-names="">// false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18" text:class-names="">val<text:s text:c="1"/></text:span><text:span text:style-name="a619" text:class-names="">even: (Int =&gt; Boolean) = (i: Int) =&gt; i %<text:s text:c="1"/></text:span><text:span text:style-name="a620" text:class-names="">2<text:s text:c="1"/></text:span><text:span text:style-name="a621" text:class-names="">==<text:s text:c="1"/></text:span><text:span text:style-name="a622" text:class-names="">0</text:span></text:p>
              </text:list-item>
            </text:list>
            <text:list text:style-name="a632">
              <text:list-item>
                <text:p text:style-name="a631" text:class-names="" text:cond-style-name=""><text:span text:style-name="a625" text:class-names="">val<text:s text:c="1"/></text:span><text:span text:style-name="a626" text:class-names="">even = (i: Int) =&gt; i %<text:s text:c="1"/></text:span><text:span text:style-name="a627" text:class-names="">2</text:span><text:span text:style-name="a628" text:class-names=""><text:s text:c="1"/>==<text:s text:c="1"/></text:span><text:span text:style-name="a629" text:class-names="">0</text:span><text:span text:style-name="a630" text:class-names=""/></text:p>
              </text:list-item>
            </text:list>
          </draw:text-box>
          <svg:title/>
          <svg:desc/>
        </draw:frame>
        <presentation:notes draw:style-name="a636">
          <draw:page-thumbnail draw:page-number="3" svg:x="1.5in" svg:y="0.83507in" svg:width="5.5in" svg:height="4.125in" presentation:class="page" draw:id="id92" presentation:style-name="a634" draw:name="Slide Image Placeholder 1">
            <svg:title/>
            <svg:desc/>
          </draw:page-thumbnail>
          <draw:frame draw:id="id93" presentation:style-name="a63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3" draw:style-name="a637" draw:master-page-name="Master1-Layout7-blank-Blank" presentation:presentation-page-layout-name="Master1-PPL7" draw:id="Slide-258">
        <draw:frame draw:id="id94" presentation:style-name="a640" draw:name="Title 1" svg:x="0.55118in" svg:y="0.32953in" svg:width="9.92087in" svg:height="1.38071in" presentation:class="title" presentation:placeholder="false">
          <draw:text-box>
            <text:p text:style-name="a639" text:class-names="" text:cond-style-name=""><text:span text:style-name="a638" text:class-names="">First class functions</text:span></text:p>
          </draw:text-box>
          <svg:title/>
          <svg:desc/>
        </draw:frame>
        <draw:frame draw:id="id95" presentation:style-name="a685" draw:name="Text Placeholder 2" svg:x="0.55118in" svg:y="1.93465in" svg:width="9.92087in" svg:height="5.45669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41" text:class-names="">val<text:s text:c="1"/></text:span><text:span text:style-name="a642" text:class-names="">numbers = List(</text:span><text:span text:style-name="a643" text:class-names="">1</text:span><text:span text:style-name="a644" text:class-names="">,<text:s text:c="1"/></text:span><text:span text:style-name="a645" text:class-names="">2</text:span><text:span text:style-name="a646" text:class-names="">,<text:s text:c="1"/></text:span><text:span text:style-name="a647" text:class-names="">3</text:span><text:span text:style-name="a648" text:class-names="">,<text:s text:c="1"/></text:span><text:span text:style-name="a649" text:class-names="">4</text:span><text:span text:style-name="a650" text:class-names="">,<text:s text:c="1"/></text:span><text:span text:style-name="a651" text:class-names="">5</text:span><text:span text:style-name="a652" text:class-names="">)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8" text:class-names="">numbers.filter(even)<text:tab/><text:tab/></text:span><text:span text:style-name="a659" text:class-names=""><text:tab/></text:span><text:span text:style-name="a660" text:class-names="">// List(2, 4)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6" text:class-names="">numbers.filter((i: Int) =&gt; i &gt;<text:s text:c="1"/></text:span><text:span text:style-name="a667" text:class-names="">2</text:span><text:span text:style-name="a668" text:class-names="">)<text:tab/><text:tab/></text:span><text:span text:style-name="a669" text:class-names="">// List(3, 4, 5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2" text:class-names="">numbers.filter(i =&gt; i &gt;<text:s text:c="1"/></text:span><text:span text:style-name="a673" text:class-names="">2</text:span><text:span text:style-name="a674" text:class-names="">)<text:tab/><text:tab/><text:tab/></text:span><text:span text:style-name="a675" text:class-names="">// List(3, 4, 5)</text:span></text:p>
              </text:list-item>
            </text:list>
            <text:list text:style-name="a684">
              <text:list-item>
                <text:p text:style-name="a683" text:class-names="" text:cond-style-name=""><text:span text:style-name="a678" text:class-names="">numbers.filter(_ &gt;<text:s text:c="1"/></text:span><text:span text:style-name="a679" text:class-names="">2</text:span><text:span text:style-name="a680" text:class-names="">)<text:tab/><text:tab/></text:span><text:span text:style-name="a681" text:class-names=""><text:tab/></text:span><text:span text:style-name="a682" text:class-names="">// List(3, 4, 5)</text:span></text:p>
              </text:list-item>
            </text:list>
          </draw:text-box>
          <svg:title/>
          <svg:desc/>
        </draw:frame>
        <presentation:notes draw:style-name="a688">
          <draw:page-thumbnail draw:page-number="4" svg:x="1.5in" svg:y="0.83507in" svg:width="5.5in" svg:height="4.125in" presentation:class="page" draw:id="id96" presentation:style-name="a686" draw:name="Slide Image Placeholder 1">
            <svg:title/>
            <svg:desc/>
          </draw:page-thumbnail>
          <draw:frame draw:id="id97" presentation:style-name="a687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4" draw:style-name="a689" draw:master-page-name="Master1-Layout7-blank-Blank" presentation:presentation-page-layout-name="Master1-PPL7" draw:id="Slide-259">
        <draw:frame draw:id="id98" presentation:style-name="a692" draw:name="Title 1" svg:x="0.55118in" svg:y="0.37874in" svg:width="9.92087in" svg:height="1.28189in" presentation:class="title" presentation:placeholder="false">
          <draw:text-box>
            <text:p text:style-name="a691" text:class-names="" text:cond-style-name=""><text:span text:style-name="a690" text:class-names="">Collections</text:span></text:p>
          </draw:text-box>
          <svg:title/>
          <svg:desc/>
        </draw:frame>
        <draw:frame draw:id="id99" presentation:style-name="a737" draw:name="Text Placeholder 2" svg:x="0.55118in" svg:y="1.93465in" svg:width="9.92087in" svg:height="5.45669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3" text:class-names="">numbers.filter(i =&gt; i &gt;<text:s text:c="1"/></text:span><text:span text:style-name="a694" text:class-names="">2</text:span><text:span text:style-name="a695" text:class-names="">)<text:tab/><text:tab/></text:span><text:span text:style-name="a696" text:class-names="">// List(3, 4, 5)</text:span></text:p>
              </text:list-item>
            </text:list>
            <text:list text:style-name="a704">
              <text:list-item>
                <text:p text:style-name="a703" text:class-names="" text:cond-style-name=""><text:span text:style-name="a699" text:class-names="">numbers.find(i =&gt; i &gt;<text:s text:c="1"/></text:span><text:span text:style-name="a700" text:class-names="">2</text:span><text:span text:style-name="a701" text:class-names="">)<text:tab/><text:tab/></text:span><text:span text:style-name="a702" text:class-names="">// Some(3)</text:span></text:p>
              </text:list-item>
            </text:list>
            <text:list text:style-name="a710">
              <text:list-item>
                <text:p text:style-name="a709" text:class-names="" text:cond-style-name=""><text:span text:style-name="a705" text:class-names="">numbers.exists(i =&gt; i &gt;<text:s text:c="1"/></text:span><text:span text:style-name="a706" text:class-names="">2</text:span><text:span text:style-name="a707" text:class-names="">)<text:tab/></text:span><text:span text:style-name="a708" text:class-names="">// true</text:span></text:p>
              </text:list-item>
            </text:list>
            <text:list text:style-name="a717">
              <text:list-item>
                <text:p text:style-name="a716" text:class-names="" text:cond-style-name=""><text:span text:style-name="a711" text:class-names="">numbers.forall(i =&gt; i &gt;<text:s text:c="1"/></text:span><text:span text:style-name="a712" text:class-names="">2</text:span><text:span text:style-name="a713" text:class-names="">)<text:tab/><text:tab/></text:span><text:span text:style-name="a714" text:class-names="">// false</text:span><text:span text:style-name="a715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18" text:class-names="">numbers.map(i =&gt; i *<text:s text:c="1"/></text:span><text:span text:style-name="a719" text:class-names="">2</text:span><text:span text:style-name="a720" text:class-names="">)<text:tab/><text:tab/></text:span><text:span text:style-name="a721" text:class-names="">// List(2, 4, 6, 8, 10)</text:span><text:span text:style-name="a722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5" text:class-names="">numbers.foldLeft(0) { (a, b) =&gt; a + b }<text:tab/></text:span><text:span text:style-name="a726" text:class-names="">// 15</text:span></text:p>
              </text:list-item>
            </text:list>
            <text:list text:style-name="a736">
              <text:list-item>
                <text:p text:style-name="a735" text:class-names="" text:cond-style-name=""><text:span text:style-name="a729" text:class-names="">(even, odd) = numbers.partition(_ %<text:s text:c="1"/></text:span><text:span text:style-name="a730" text:class-names="">2</text:span><text:span text:style-name="a731" text:class-names=""><text:s text:c="1"/>==<text:s text:c="1"/></text:span><text:span text:style-name="a732" text:class-names="">0</text:span><text:span text:style-name="a733" text:class-names="">)</text:span><text:span text:style-name="a734" text:class-names=""/></text:p>
              </text:list-item>
            </text:list>
          </draw:text-box>
          <svg:title/>
          <svg:desc/>
        </draw:frame>
        <presentation:notes draw:style-name="a742">
          <draw:page-thumbnail draw:page-number="5" svg:x="1.5in" svg:y="0.83507in" svg:width="5.5in" svg:height="4.125in" presentation:class="page" draw:id="id100" presentation:style-name="a738" draw:name="Slide Image Placeholder 1">
            <svg:title/>
            <svg:desc/>
          </draw:page-thumbnail>
          <draw:frame draw:id="id101" presentation:style-name="a741" draw:name="Notes Placeholder 2" svg:x="0.85in" svg:y="5.2248in" svg:width="6.79961in" svg:height="4.85118in" presentation:class="notes" presentation:placeholder="false">
            <draw:text-box>
              <text:p text:style-name="a740" text:class-names="" text:cond-style-name=""><text:span text:style-name="a739" text:class-names="">Vanskelig å forklare foldleft med flere parameter lister?</text:span></text:p>
            </draw:text-box>
            <svg:title/>
            <svg:desc/>
          </draw:frame>
        </presentation:notes>
      </draw:page>
      <draw:page draw:name="page6" draw:style-name="a743" draw:master-page-name="Master1-Layout7-blank-Blank" presentation:presentation-page-layout-name="Master1-PPL7" draw:id="Slide-261">
        <draw:frame draw:id="id102" presentation:style-name="a746" draw:name="Title 1" svg:x="0.55118in" svg:y="0.37874in" svg:width="9.92087in" svg:height="1.28189in" presentation:class="title" presentation:placeholder="false">
          <draw:text-box>
            <text:p text:style-name="a745" text:class-names="" text:cond-style-name=""><text:span text:style-name="a744" text:class-names="">Closures</text:span></text:p>
          </draw:text-box>
          <svg:title/>
          <svg:desc/>
        </draw:frame>
        <draw:frame draw:id="id103" presentation:style-name="a778" draw:name="Text Placeholder 2" svg:x="0.55118in" svg:y="1.93465in" svg:width="11.19882in" svg:height="5.45669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47" text:class-names="">val<text:s text:c="1"/></text:span><text:span text:style-name="a748" text:class-names="">people = List(Person(</text:span><text:span text:style-name="a749" text:class-names="">“Alf”</text:span><text:span text:style-name="a750" text:class-names="">), Person(</text:span><text:span text:style-name="a751" text:class-names="">“Fredrik”</text:span><text:span text:style-name="a752" text:class-names="">))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58" text:class-names="">val<text:s text:c="1"/></text:span><text:span text:style-name="a759" text:class-names="">name</text:span><text:span text:style-name="a760" text:class-names=""><text:s text:c="1"/>=<text:s text:c="1"/></text:span><text:span text:style-name="a761" text:class-names="">“Fredrik”</text:span></text:p>
              </text:list-item>
            </text:list>
            <text:list text:style-name="a769">
              <text:list-item>
                <text:p text:style-name="a768" text:class-names="" text:cond-style-name=""><text:span text:style-name="a764" text:class-names="">val<text:s text:c="1"/></text:span><text:span text:style-name="a765" text:class-names="">nameFilter = (p: Person) =&gt; p.name ==<text:s text:c="1"/></text:span><text:span text:style-name="a766" text:class-names="">name</text:span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people.filter(nameFilter)<text:tab/><text:tab/></text:span><text:span text:style-name="a774" text:class-names="">// Person(“Fredrik”)</text:span><text:span text:style-name="a775" text:class-names=""/></text:p>
              </text:list-item>
            </text:list>
          </draw:text-box>
          <svg:title/>
          <svg:desc/>
        </draw:frame>
        <presentation:notes draw:style-name="a781">
          <draw:page-thumbnail draw:page-number="6" svg:x="1.5in" svg:y="0.83507in" svg:width="5.5in" svg:height="4.125in" presentation:class="page" draw:id="id104" presentation:style-name="a779" draw:name="Slide Image Placeholder 1">
            <svg:title/>
            <svg:desc/>
          </draw:page-thumbnail>
          <draw:frame draw:id="id105" presentation:style-name="a780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7" draw:style-name="a782" draw:master-page-name="Master1-Layout7-blank-Blank" presentation:presentation-page-layout-name="Master1-PPL7" draw:id="Slide-262">
        <draw:frame draw:id="id106" presentation:style-name="a785" draw:name="Title 1" svg:x="0.55118in" svg:y="0.37874in" svg:width="9.92087in" svg:height="1.28189in" presentation:class="title" presentation:placeholder="false">
          <draw:text-box>
            <text:p text:style-name="a784" text:class-names="" text:cond-style-name=""><text:span text:style-name="a783" text:class-names="">Closures</text:span></text:p>
          </draw:text-box>
          <svg:title/>
          <svg:desc/>
        </draw:frame>
        <draw:frame draw:id="id107" presentation:style-name="a829" draw:name="Text Placeholder 2" svg:x="0.55118in" svg:y="1.93465in" svg:width="10.47244in" svg:height="5.45669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86" text:class-names="">val<text:s text:c="1"/></text:span><text:span text:style-name="a787" text:class-names="">people = List(Person(</text:span><text:span text:style-name="a788" text:class-names="">“Alf”</text:span><text:span text:style-name="a789" text:class-names="">), Person(</text:span><text:span text:style-name="a790" text:class-names="">“Fredrik”</text:span><text:span text:style-name="a791" text:class-names="">))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7" text:class-names="">val<text:s text:c="1"/></text:span><text:span text:style-name="a798" text:class-names="">name</text:span><text:span text:style-name="a799" text:class-names=""><text:s text:c="1"/>=<text:s text:c="1"/></text:span><text:span text:style-name="a800" text:class-names="">“Fredrik”</text:span></text:p>
              </text:list-item>
            </text:list>
            <text:list text:style-name="a808">
              <text:list-item>
                <text:p text:style-name="a807" text:class-names="" text:cond-style-name=""><text:span text:style-name="a803" text:class-names="">val<text:s text:c="1"/></text:span><text:span text:style-name="a804" text:class-names="">nameFilter = (p: Person) =&gt; p.name ==<text:s text:c="1"/></text:span><text:span text:style-name="a805" text:class-names="">name</text:span><text:span text:style-name="a806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2" text:class-names="">people.filter(nameFilter)<text:tab/><text:tab/></text:span><text:span text:style-name="a813" text:class-names="">// Person(“Fredrik”)</text:span><text:span text:style-name="a814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7" text:class-names="">name</text:span><text:span text:style-name="a818" text:class-names=""><text:s text:c="1"/>=<text:s text:c="1"/></text:span><text:span text:style-name="a819" text:class-names="">“Alf”</text:span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people.filter(nameFilter)<text:tab/><text:tab/></text:span><text:span text:style-name="a823" text:class-names="">// Person(“Alf”)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  <presentation:notes draw:style-name="a832">
          <draw:page-thumbnail draw:page-number="7" svg:x="1.5in" svg:y="0.83507in" svg:width="5.5in" svg:height="4.125in" presentation:class="page" draw:id="id108" presentation:style-name="a830" draw:name="Slide Image Placeholder 1">
            <svg:title/>
            <svg:desc/>
          </draw:page-thumbnail>
          <draw:frame draw:id="id109" presentation:style-name="a831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8" draw:style-name="a833" draw:master-page-name="Master1-Layout7-blank-Blank" presentation:presentation-page-layout-name="Master1-PPL7" draw:id="Slide-263">
        <draw:frame draw:id="id110" presentation:style-name="a840" draw:name="Title 1" svg:x="0.55118in" svg:y="0.64964in" svg:width="9.92087in" svg:height="0.74049in" presentation:class="title" presentation:placeholder="false">
          <draw:text-box>
            <text:p text:style-name="a839" text:class-names="" text:cond-style-name=""><text:span text:style-name="a834" text:class-names="">Task</text:span><text:span text:style-name="a835" text:class-names="">s (1<text:s text:c="1"/></text:span><text:span text:style-name="a836" text:class-names="">hour</text:span><text:span text:style-name="a837" text:class-names="">)</text:span><text:span text:style-name="a838" text:class-names=""/></text:p>
          </draw:text-box>
          <svg:title/>
          <svg:desc/>
        </draw:frame>
        <draw:frame draw:id="id111" presentation:style-name="a881" draw:name="Text Placeholder 2" svg:x="0.55118in" svg:y="1.93465in" svg:width="9.92087in" svg:height="5.456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1" text:class-names=""><text:a xlink:href="https://github.com/janiskomuls/scala" text:style-name="" text:visited-style-name="">https://github.com/janiskomuls/scala</text:a></text:span><text:span text:style-name="a842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45" text:class-names="">$<text:s text:c="1"/></text:span><text:span text:style-name="a846" text:class-names="">git</text:span><text:span text:style-name="a847" text:class-names=""><text:s text:c="1"/></text:span><text:span text:style-name="a848" text:class-names="">clone</text:span><text:span text:style-name="a849" text:class-names="">/</text:span><text:span text:style-name="a850" text:class-names="">pull</text:span><text:span text:style-name="a851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Open the ‘</text:span><text:span text:style-name="a855" text:class-names="">scala-workshop-code</text:span><text:span text:style-name="a856" text:class-names="">' project</text:span></text:p>
              </text:list-item>
            </text:list>
            <text:list text:style-name="a864">
              <text:list-item>
                <text:p text:style-name="a863" text:class-names="" text:cond-style-name=""><text:span text:style-name="a859" text:class-names="">Tests in package</text:span><text:span text:style-name="a860" text:class-names=""><text:s text:c="1"/></text:span><text:span text:style-name="a861" text:class-names="">tasks.workshop02.firstclassfunctions</text:span><text:span text:style-name="a862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65" text:class-names="">Make the tests<text:s text:c="1"/></text:span><text:span text:style-name="a866" text:class-names="">run</text:span><text:span text:style-name="a867" text:class-names=""><text:s text:c="1"/></text:span><text:span text:style-name="a868" text:class-names="">and</text:span><text:span text:style-name="a869" text:class-names=""><text:s text:c="1"/></text:span><text:span text:style-name="a870" text:class-names="">pass</text:span><text:span text:style-name="a871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4" text:class-names="">Follow<text:s text:c="1"/></text:span><text:span text:style-name="a875" text:class-names="">the</text:span><text:span text:style-name="a876" text:class-names=""><text:s text:c="1"/></text:span><text:span text:style-name="a877" text:class-names="">instructions in the code</text:span><text:span text:style-name="a878" text:class-names=""/></text:p>
              </text:list-item>
            </text:list>
          </draw:text-box>
          <svg:title/>
          <svg:desc/>
        </draw:frame>
        <presentation:notes draw:style-name="a884">
          <draw:page-thumbnail draw:page-number="8" svg:x="1.5in" svg:y="0.83507in" svg:width="5.5in" svg:height="4.125in" presentation:class="page" draw:id="id112" presentation:style-name="a882" draw:name="Slide Image Placeholder 1">
            <svg:title/>
            <svg:desc/>
          </draw:page-thumbnail>
          <draw:frame draw:id="id113" presentation:style-name="a88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draw:fill="none" fo:clip="rect(0in 0in 0in 0in)" draw:stroke="none" draw:luminance="0%" draw:contrast="0%" draw:image-opacity="100%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 0in 0in 0in)" draw:stroke="none" draw:luminance="0%" draw:contrast="0%" draw:imag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draw:fill="none" fo:clip="rect(0in 0in 0in 0in)" draw:stroke="none" draw:luminance="0%" draw:contrast="0%" draw:image-opacity="100%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fo:clip="rect(0in 0in 0in 0in)" draw:stroke="none" draw:luminance="0%" draw:contrast="0%" draw:image-opacity="100%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 style:parent-style-name="Graphics">
      <style:graphic-properties draw:fill="none" fo:clip="rect(0in 0in 0in 0in)" draw:stroke="none" draw:luminance="0%" draw:contrast="0%" draw:image-opacity="100%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 0in 0in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7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 0in 0in 0in)" draw:stroke="none" draw:luminance="0%" draw:contrast="0%" draw:image-opacity="100%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 0in 0in 0in)" draw:stroke="none" draw:luminance="0%" draw:contrast="0%" draw:image-opacity="100%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6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2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8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7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5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knowit-template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0" draw:name="Text Placehold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50" text:class-names="">Click to edit Master title style</text:span></text:p>
            </text:list-item>
          </text:list>
        </draw:text-box>
        <svg:title/>
        <svg:desc/>
      </draw:frame>
      <draw:frame draw:id="id14" presentation:style-name="a56" draw:name="Subtitle 2" svg:x="1.65451in" svg:y="4.68403in" svg:width="7.71701in" svg:height="2.11285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59" draw:name="Date Placeholder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Footer Placeholder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5" draw:name="Slide Number Placeholder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6" presentation:style-name="a66" draw:name="Slide Image Placeholder 1">
          <svg:title/>
          <svg:desc/>
        </draw:page-thumbnail>
        <draw:frame draw:id="id7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1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8" draw:layer="Master1-bg" draw:style-name="a84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88" draw:name="Title 1" svg:x="0.55118in" svg:y="0.32953in" svg:width="9.92087in" svg:height="1.38031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itle style</text:span></text:p>
            </text:list-item>
          </text:list>
        </draw:text-box>
        <svg:title/>
        <svg:desc/>
      </draw:frame>
      <draw:frame draw:id="id20" presentation:style-name="a104" draw:name="Content Placeholder 2" svg:x="0.55118in" svg:y="1.93465in" svg:width="9.92087in" svg:height="5.45669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7" draw:name="Date Placeholder 3" svg:x="0.55118in" svg:y="7.53189in" svg:width="2.56811in" svg:height="0.57008in" presentation:class="date-time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2" presentation:style-name="a110" draw:name="Footer Placeholder 4" svg:x="3.77008in" svg:y="7.53189in" svg:width="3.49409in" svg:height="0.57008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3" draw:name="Slide Number Placeholder 5" svg:x="7.90354in" svg:y="7.53189in" svg:width="2.56811in" svg:height="0.57008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6" presentation:style-name="a114" draw:name="Slide Image Placeholder 1">
          <svg:title/>
          <svg:desc/>
        </draw:page-thumbnail>
        <draw:frame draw:id="id7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1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4" draw:layer="Master1-bg" draw:style-name="a132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6" draw:name="Title 1" svg:x="0.87153in" svg:y="5.3125in" svg:width="9.36979in" svg:height="1.64236in" presentation:class="titl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itle style</text:span></text:p>
            </text:list-item>
          </text:list>
        </draw:text-box>
        <svg:title/>
        <svg:desc/>
      </draw:frame>
      <draw:frame draw:id="id26" presentation:style-name="a140" draw:name="Text Placeholder 2" svg:x="0.87153in" svg:y="3.50347in" svg:width="9.36979in" svg:height="1.80903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</draw:text-box>
        <svg:title/>
        <svg:desc/>
      </draw:frame>
      <draw:frame draw:id="id27" presentation:style-name="a143" draw:name="Date Placeholder 3" svg:x="0.55118in" svg:y="7.53189in" svg:width="2.56811in" svg:height="0.57008in" presentation:class="date-tim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8" presentation:style-name="a146" draw:name="Footer Placeholder 4" svg:x="3.77008in" svg:y="7.53189in" svg:width="3.49409in" svg:height="0.57008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5" svg:x="7.90354in" svg:y="7.53189in" svg:width="2.56811in" svg:height="0.57008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6" presentation:style-name="a150" draw:name="Slide Image Placeholder 1">
          <svg:title/>
          <svg:desc/>
        </draw:page-thumbnail>
        <draw:frame draw:id="id7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30" draw:layer="Master1-bg" draw:style-name="a168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72" draw:name="Title 1" svg:x="0.55118in" svg:y="0.32953in" svg:width="9.92087in" svg:height="1.38031in" presentation:class="titl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itle style</text:span></text:p>
            </text:list-item>
          </text:list>
        </draw:text-box>
        <svg:title/>
        <svg:desc/>
      </draw:frame>
      <draw:frame draw:id="id32" presentation:style-name="a188" draw:name="Content Placeholder 2" svg:x="0.55035in" svg:y="1.93403in" svg:width="4.87674in" svg:height="5.4566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4" draw:name="Content Placeholder 3" svg:x="5.59375in" svg:y="1.93403in" svg:width="4.87847in" svg:height="5.4566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7" draw:name="Date Placeholder 4" svg:x="0.55118in" svg:y="7.53189in" svg:width="2.56811in" svg:height="0.57008in" presentation:class="date-tim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5" presentation:style-name="a210" draw:name="Footer Placeholder 5" svg:x="3.77008in" svg:y="7.53189in" svg:width="3.49409in" svg:height="0.57008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6" presentation:style-name="a213" draw:name="Slide Number Placeholder 6" svg:x="7.90354in" svg:y="7.53189in" svg:width="2.56811in" svg:height="0.57008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6" presentation:style-name="a214" draw:name="Slide Image Placeholder 1">
          <svg:title/>
          <svg:desc/>
        </draw:page-thumbnail>
        <draw:frame draw:id="id7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8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7" draw:layer="Master1-bg" draw:style-name="a232" draw:name="Picture 9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36" draw:name="Title 1" svg:x="0.55208in" svg:y="0.3316in" svg:width="9.92188in" svg:height="1.37674in" presentation:class="titl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itle style</text:span></text:p>
            </text:list-item>
          </text:list>
        </draw:text-box>
        <svg:title/>
        <svg:desc/>
      </draw:frame>
      <draw:frame draw:id="id39" presentation:style-name="a240" draw:name="Text Placeholder 2" svg:x="0.55208in" svg:y="1.85069in" svg:width="4.86979in" svg:height="0.77083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40" presentation:style-name="a256" draw:name="Content Placeholder 3" svg:x="0.55208in" svg:y="2.62153in" svg:width="4.86979in" svg:height="4.76389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0" draw:name="Text Placeholder 4" svg:x="5.60069in" svg:y="1.85069in" svg:width="4.87326in" svg:height="0.7708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2" presentation:style-name="a276" draw:name="Content Placeholder 5" svg:x="5.60069in" svg:y="2.62153in" svg:width="4.87326in" svg:height="4.76389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9" draw:name="Date Placeholder 6" svg:x="0.55118in" svg:y="7.53189in" svg:width="2.56811in" svg:height="0.57008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4" presentation:style-name="a282" draw:name="Footer Placeholder 7" svg:x="3.77008in" svg:y="7.53189in" svg:width="3.49409in" svg:height="0.57008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45" presentation:style-name="a285" draw:name="Slide Number Placeholder 8" svg:x="7.90354in" svg:y="7.53189in" svg:width="2.56811in" svg:height="0.57008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6" presentation:style-name="a286" draw:name="Slide Image Placeholder 1">
          <svg:title/>
          <svg:desc/>
        </draw:page-thumbnail>
        <draw:frame draw:id="id7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8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9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1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6" draw:layer="Master1-bg" draw:style-name="a304" draw:name="Picture 5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308" draw:name="Title 1" svg:x="0.55118in" svg:y="0.32953in" svg:width="9.92087in" svg:height="1.38031in" presentation:class="titl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itle style</text:span></text:p>
            </text:list-item>
          </text:list>
        </draw:text-box>
        <svg:title/>
        <svg:desc/>
      </draw:frame>
      <draw:frame draw:id="id48" presentation:style-name="a311" draw:name="Date Placeholder 2" svg:x="0.55118in" svg:y="7.53189in" svg:width="2.56811in" svg:height="0.57008in" presentation:class="date-tim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9" presentation:style-name="a314" draw:name="Footer Placeholder 3" svg:x="3.77008in" svg:y="7.53189in" svg:width="3.49409in" svg:height="0.57008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0" presentation:style-name="a317" draw:name="Slide Number Placeholder 4" svg:x="7.90354in" svg:y="7.53189in" svg:width="2.56811in" svg:height="0.57008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6" presentation:style-name="a318" draw:name="Slide Image Placeholder 1">
          <svg:title/>
          <svg:desc/>
        </draw:page-thumbnail>
        <draw:frame draw:id="id7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1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51" draw:layer="Master1-bg" draw:style-name="a336" draw:name="Picture 4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39" draw:name="Date Placeholder 1" svg:x="0.55118in" svg:y="7.53189in" svg:width="2.56811in" svg:height="0.57008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53" presentation:style-name="a342" draw:name="Footer Placeholder 2" svg:x="3.77008in" svg:y="7.53189in" svg:width="3.49409in" svg:height="0.5700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4" presentation:style-name="a345" draw:name="Slide Number Placeholder 3" svg:x="7.90354in" svg:y="7.53189in" svg:width="2.56811in" svg:height="0.57008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55" draw:layer="Master1-bg" draw:style-name="a364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68" draw:name="Title 1" svg:x="0.55208in" svg:y="0.32986in" svg:width="3.62674in" svg:height="1.39931in" presentation:class="titl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itle style</text:span></text:p>
            </text:list-item>
          </text:list>
        </draw:text-box>
        <svg:title/>
        <svg:desc/>
      </draw:frame>
      <draw:frame draw:id="id57" presentation:style-name="a384" draw:name="Content Placeholder 2" svg:x="4.31076in" svg:y="0.32986in" svg:width="6.16319in" svg:height="7.05556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8" draw:name="Text Placeholder 3" svg:x="0.55208in" svg:y="1.72917in" svg:width="3.62674in" svg:height="5.6562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59" presentation:style-name="a391" draw:name="Date Placeholder 4" svg:x="0.55118in" svg:y="7.53189in" svg:width="2.56811in" svg:height="0.57008in" presentation:class="date-time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0" presentation:style-name="a394" draw:name="Footer Placeholder 5" svg:x="3.77008in" svg:y="7.53189in" svg:width="3.49409in" svg:height="0.57008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1" presentation:style-name="a397" draw:name="Slide Number Placeholder 6" svg:x="7.90354in" svg:y="7.53189in" svg:width="2.56811in" svg:height="0.57008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6" presentation:style-name="a398" draw:name="Slide Image Placeholder 1">
          <svg:title/>
          <svg:desc/>
        </draw:page-thumbnail>
        <draw:frame draw:id="id7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8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9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62" draw:layer="Master1-bg" draw:style-name="a416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20" draw:name="Title 1" svg:x="2.16146in" svg:y="5.78646in" svg:width="6.61458in" svg:height="0.68403in" presentation:class="titl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itle style</text:span></text:p>
            </text:list-item>
          </text:list>
        </draw:text-box>
        <svg:title/>
        <svg:desc/>
      </draw:frame>
      <draw:frame draw:id="id64" presentation:style-name="a423" draw:name="Picture Placeholder 2" svg:x="2.16146in" svg:y="0.73785in" svg:width="6.61458in" svg:height="4.96181in" presentation:class="graphic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5" presentation:style-name="a427" draw:name="Text Placeholder 3" svg:x="2.16146in" svg:y="6.47049in" svg:width="6.61458in" svg:height="0.97049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66" presentation:style-name="a430" draw:name="Date Placeholder 4" svg:x="0.55118in" svg:y="7.53189in" svg:width="2.56811in" svg:height="0.57008in" presentation:class="date-time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7" presentation:style-name="a433" draw:name="Footer Placeholder 5" svg:x="3.77008in" svg:y="7.53189in" svg:width="3.49409in" svg:height="0.57008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8" presentation:style-name="a436" draw:name="Slide Number Placeholder 6" svg:x="7.90354in" svg:y="7.53189in" svg:width="2.56811in" svg:height="0.57008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6" presentation:style-name="a437" draw:name="Slide Image Placeholder 1">
          <svg:title/>
          <svg:desc/>
        </draw:page-thumbnail>
        <draw:frame draw:id="id7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9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0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1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69" draw:layer="Master1-bg" draw:style-name="a455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59" draw:name="Title 1" svg:x="0.55118in" svg:y="0.32953in" svg:width="9.92087in" svg:height="1.38031in" presentation:class="titl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itle style</text:span></text:p>
            </text:list-item>
          </text:list>
        </draw:text-box>
        <svg:title/>
        <svg:desc/>
      </draw:frame>
      <draw:frame draw:id="id71" presentation:style-name="a475" draw:name="Vertical Text Placeholder 2" svg:x="0.55118in" svg:y="1.93465in" svg:width="9.92087in" svg:height="5.45669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 level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3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Slide Number Placeholder 5" svg:x="7.90354in" svg:y="7.53189in" svg:width="2.56811in" svg:height="0.57008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5in" svg:y="0.83583in" svg:width="5.49921in" svg:height="4.12441in" presentation:class="page" draw:id="id6" presentation:style-name="a485" draw:name="Slide Image Placeholder 1">
          <svg:title/>
          <svg:desc/>
        </draw:page-thumbnail>
        <draw:frame draw:id="id7" presentation:style-name="a488" draw:name="Notes Placeholder 2" svg:x="0.85in" svg:y="5.2248in" svg:width="6.79961in" svg:height="4.94961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8" presentation:style-name="a491" draw:name="Header Placeholder 3" svg:x="0in" svg:y="0in" svg:width="3.68858in" svg:height="0.54961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9" presentation:style-name="a494" draw:name="Date Placeholder 4" svg:x="4.81102in" svg:y="0in" svg:width="3.68858in" svg:height="0.54961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7" draw:name="Footer Placeholder 5" svg:x="0in" svg:y="10.45in" svg:width="3.68858in" svg:height="0.54961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1" presentation:style-name="a500" draw:name="Slide Number Placeholder 6" svg:x="4.81102in" svg:y="10.45in" svg:width="3.68858in" svg:height="0.54961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2">
      <draw:frame draw:id="id75" draw:layer="Master1-bg" draw:style-name="a503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507" draw:name="Vertical Title 1" svg:x="7.99306in" svg:y="0.32986in" svg:width="2.47917in" svg:height="7.06076in" presentation:class="titl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itle style</text:span></text:p>
            </text:list-item>
          </text:list>
        </draw:text-box>
        <svg:title/>
        <svg:desc/>
      </draw:frame>
      <draw:frame draw:id="id77" presentation:style-name="a523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6" draw:name="Date Placeholder 3" svg:x="0.55118in" svg:y="7.53189in" svg:width="2.56811in" svg:height="0.57008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9" presentation:style-name="a529" draw:name="Footer Placeholder 4" svg:x="3.77008in" svg:y="7.53189in" svg:width="3.49409in" svg:height="0.57008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80" presentation:style-name="a532" draw:name="Slide Number Placeholder 5" svg:x="7.90354in" svg:y="7.53189in" svg:width="2.56811in" svg:height="0.57008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5in" svg:y="0.83583in" svg:width="5.49921in" svg:height="4.12441in" presentation:class="page" draw:id="id6" presentation:style-name="a533" draw:name="Slide Image Placeholder 1">
          <svg:title/>
          <svg:desc/>
        </draw:page-thumbnail>
        <draw:frame draw:id="id7" presentation:style-name="a536" draw:name="Notes Placeholder 2" svg:x="0.85in" svg:y="5.2248in" svg:width="6.79961in" svg:height="4.94961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8" presentation:style-name="a539" draw:name="Header Placeholder 3" svg:x="0in" svg:y="0in" svg:width="3.68858in" svg:height="0.54961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9" presentation:style-name="a542" draw:name="Date Placeholder 4" svg:x="4.81102in" svg:y="0in" svg:width="3.68858in" svg:height="0.54961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Footer Placeholder 5" svg:x="0in" svg:y="10.45in" svg:width="3.68858in" svg:height="0.54961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1" presentation:style-name="a548" draw:name="Slide Number Placeholder 6" svg:x="4.81102in" svg:y="10.45in" svg:width="3.68858in" svg:height="0.54961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0">
      <draw:frame draw:id="id81" presentation:style-name="a553" draw:name="Header Placeholder 1" svg:x="0in" svg:y="0in" svg:width="3.68858in" svg:height="0.54961in" presentation:class="head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2" presentation:style-name="a556" draw:name="Date Placeholder 2" svg:x="4.81102in" svg:y="0in" svg:width="3.68858in" svg:height="0.54961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3" presentation:style-name="a559" draw:name="Footer Placeholder 3" svg:x="0in" svg:y="10.45in" svg:width="3.68858in" svg:height="0.5496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4" presentation:style-name="a562" draw:name="Slide Number Placeholder 4" svg:x="4.81102in" svg:y="10.45in" svg:width="3.68858in" svg:height="0.5496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Jānis Komuļs</meta:initial-creator>
    <dc:creator>Jānis Komuļs</dc:creator>
    <meta:creation-date>2009-09-17T16:23:05Z</meta:creation-date>
    <dc:date>2013-06-17T10:08:44Z</dc:date>
    <meta:editing-cycles>36</meta:editing-cycles>
    <meta:editing-duration>PT30623S</meta:editing-duration>
    <meta:user-defined meta:name="Info 1"/>
    <meta:user-defined meta:name="Info 2"/>
    <meta:user-defined meta:name="Info 3"/>
    <meta:user-defined meta:name="Info 4"/>
    <meta:document-statistic meta:paragraph-count="52" meta:word-count="179"/>
  </office:meta>
</office:document-meta>
</file>